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80000001E0D0CB3BC788F13BF3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255cm" svg:height="12.191cm" svg:x="2.667cm" svg:y="7.874cm">
          <draw:image xlink:href="Pictures/1000020100000280000001E0D0CB3BC788F13BF3.png" xlink:type="simple" xlink:show="embed" xlink:actuate="onLoad">
            <text:p/>
          </draw:image>
        </draw:frame>
        <draw:frame draw:style-name="gr2" draw:text-style-name="P1" draw:layer="layout" svg:width="0.614cm" svg:height="0.381cm" svg:x="11.16cm" svg:y="13.00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2" draw:layer="layout" svg:x1="11.287cm" svg:y1="12.938cm" svg:x2="11.16cm" svg:y2="12.176cm">
          <text:p/>
        </draw:line>
        <draw:custom-shape draw:style-name="gr4" draw:text-style-name="P3" draw:layer="layout" svg:width="0.127cm" svg:height="0.127cm" svg:x="11.233cm" svg:y="12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11.107cm" svg:y="12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614cm" svg:height="0.381cm" svg:x="11.16cm" svg:y="13.00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0.618cm" svg:height="0.381cm" svg:x="10.779cm" svg:y="11.79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0.64cm" svg:height="0.53cm" svg:x="12.197cm" svg:y="11.56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0.64cm" svg:height="0.53cm" svg:x="12.398cm" svg:y="13.03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1.181cm" svg:height="0.32cm" svg:x="10.17cm" svg:y="12.57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4T22:16:35.040593586</dc:date>
    <meta:editing-duration>PT17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

<file path=Object 1/content.xml><?xml version="1.0" encoding="utf-8"?>
<math xmlns="http://www.w3.org/1998/Math/MathML">
  <semantics>
    <msub>
      <mi mathvariant="normal">σ</mi>
      <mn>1</mn>
    </msub>
    <annotation encoding="StarMath 5.0">%isigma_{1}</annotation>
  </semantics>
</math>
</file>

<file path=Object 2/content.xml><?xml version="1.0" encoding="utf-8"?>
<math xmlns="http://www.w3.org/1998/Math/MathML">
  <semantics>
    <msub>
      <mi mathvariant="normal">σ</mi>
      <mn>1</mn>
    </msub>
    <annotation encoding="StarMath 5.0">%isigma_{1}</annotation>
  </semantics>
</math>
</file>

<file path=Object 3/content.xml><?xml version="1.0" encoding="utf-8"?>
<math xmlns="http://www.w3.org/1998/Math/MathML">
  <semantics>
    <msub>
      <mi mathvariant="normal">σ</mi>
      <mn>2</mn>
    </msub>
    <annotation encoding="StarMath 5.0">%isigma_{2}</annotation>
  </semantics>
</math>
</file>

<file path=Object 4/content.xml><?xml version="1.0" encoding="utf-8"?>
<math xmlns="http://www.w3.org/1998/Math/MathML">
  <semantics>
    <msub>
      <mi>C</mi>
      <mn>2</mn>
    </msub>
    <annotation encoding="StarMath 5.0">C_{2}</annotation>
  </semantics>
</math>
</file>

<file path=Object 5/content.xml><?xml version="1.0" encoding="utf-8"?>
<math xmlns="http://www.w3.org/1998/Math/MathML">
  <semantics>
    <msub>
      <mi>C</mi>
      <mn>1</mn>
    </msub>
    <annotation encoding="StarMath 5.0">C_{1}</annotation>
  </semantics>
</math>
</file>

<file path=Object 6/content.xml><?xml version="1.0" encoding="utf-8"?>
<math xmlns="http://www.w3.org/1998/Math/MathML">
  <semantics>
    <mrow>
      <mi>d</mi>
      <mrow>
        <mo fence="true" stretchy="false">(</mo>
        <mrow>
          <mrow>
            <msub>
              <mi mathvariant="normal">σ</mi>
              <mn>1</mn>
            </msub>
            <mi>,</mi>
            <msub>
              <mi>C</mi>
              <mn>2</mn>
            </msub>
          </mrow>
        </mrow>
        <mo fence="true" stretchy="false">)</mo>
      </mrow>
    </mrow>
    <annotation encoding="StarMath 5.0">d(%isigma_{1},C_{2})</annotation>
  </semantics>
</math>
</file>